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16pt" officeooo:rsid="00016894" officeooo:paragraph-rsid="00016894" style:font-size-asian="14pt" style:font-size-complex="16pt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Calibri1" fo:font-weight="bold" style:font-weight-asian="bold" style:font-weight-complex="bold"/>
    </style:style>
    <style:style style:name="P5" style:family="paragraph" style:parent-style-name="Standard">
      <style:text-properties style:font-name="Calibri1" fo:font-weight="bold" style:font-weight-asian="bold" style:font-weight-complex="bold"/>
    </style:style>
    <style:style style:name="P6" style:family="paragraph" style:parent-style-name="Standard_20__28_user_29_">
      <style:paragraph-properties fo:margin-left="0cm" fo:margin-right="0cm" fo:text-indent="0cm" style:auto-text-indent="false" style:writing-mode="lr-tb"/>
    </style:style>
    <style:style style:name="P7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Calibri1" fo:font-weight="normal" officeooo:paragraph-rsid="0004203d" style:font-weight-asian="normal" style:font-weight-complex="normal"/>
    </style:style>
    <style:style style:name="P8" style:family="paragraph" style:parent-style-name="Text_20_body" style:list-style-name="L1">
      <style:text-properties style:font-name="Calibri1" officeooo:paragraph-rsid="000420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6894" style:font-weight-asian="bold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fo:language="en" fo:country="US"/>
    </style:style>
    <style:style style:name="T5" style:family="text">
      <style:text-properties fo:language="en" fo:country="US"/>
    </style:style>
    <style:style style:name="T6" style:family="text">
      <style:text-properties officeooo:rsid="0004d5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 Ejercicio 1 sobre XQuery <text:s/>]</text:p>
      <text:p text:style-name="P2"/>
      <text:list xml:id="list1761556656" text:style-name="L1">
        <text:list-item>
          <text:p text:style-name="P4">A partir del XML sobre facturas obtenga una lista de clientes en que se exprese para cada uno de ellos su nombre y la cantidad de facturas emitidas a su nombre.</text:p>
        </text:list-item>
      </text:list>
      <text:p text:style-name="P2"/>
      <text:p text:style-name="P2">"Clientes del negocio:",</text:p>
      <text:p text:style-name="P2">for $cliente in //cliente</text:p>
      <text:p text:style-name="P2">return</text:p>
      <text:p text:style-name="P2"><text:s text:c="2"/>"- " || $cliente/nombre || ": " || count(//factura/@cliente = $cliente/@id) || " factura(s)."</text:p>
      <text:p text:style-name="P2"/>
      <text:list xml:id="list185248703350009" text:continue-numbering="true" text:style-name="L1">
        <text:list-item>
          <text:p text:style-name="P4">A partir del XML sobre facturas obtenga un listado de facturas en que se expresa de cada una de ellas el código y el nombre del cliente al que se facturó.</text:p>
        </text:list-item>
      </text:list>
      <text:p text:style-name="P3"/>
      <text:p text:style-name="P3">"Listado de facturas: ",</text:p>
      <text:p text:style-name="P3">for $<text:span text:style-name="T6">factura</text:span> in //factura</text:p>
      <text:p text:style-name="P3">return</text:p>
      <text:p text:style-name="P3"><text:s text:c="2"/>"- " || $<text:span text:style-name="T6">factura/@codigo</text:span> || ": " || //<text:span text:style-name="T6">cliente[@id = //factura[@codigo = $factura/@codigo]/@cliente]/nombre</text:span></text:p>
      <text:p text:style-name="P5"/>
      <text:list xml:id="list185248718239301" text:continue-numbering="true" text:style-name="L1">
        <text:list-item>
          <text:p text:style-name="P8"><text:span text:style-name="T1">A partir del XML sobre facturas, obtenga un listado de facturas como el descrito en el </text:span><text:span text:style-name="T2">ejercicio 15 de XSLT</text:span><text:span text:style-name="T1">.</text:span></text:p>
        </text:list-item>
      </text:list>
      <text:p text:style-name="P7"><text:span text:style-name="T4">for $factura in //factura</text:span></text:p>
      <text:p text:style-name="P6"><text:span text:style-name="T4">for $producto in //producto</text:span></text:p>
      <text:p text:style-name="P6"><text:span text:style-name="T4">count $i</text:span></text:p>
      <text:p text:style-name="P6"><text:span text:style-name="T4">return</text:span></text:p>
      <text:p text:style-name="P6"><text:span text:style-name="T4"><text:s text:c="2"/>$i || ". " || $factura/@codigo || " (" || $factura/@fecha || "):"+</text:span></text:p>
      <text:p text:style-name="P6"><text:span text:style-name="T4"><text:s text:c="2"/></text:span><text:span text:style-name="T3">"<text:tab/>" || "+ " || $producto/@nombre || ": " || $producto/@cantida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5T09:12:28.890000000</meta:creation-date>
    <dc:date>2023-12-21T18:52:46.701000000</dc:date>
    <meta:editing-duration>PT1H17M41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8" meta:word-count="171" meta:character-count="969" meta:non-whitespace-character-count="810"/>
  </office:meta>
</office:document-meta>
</file>